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T1" style:family="text">
      <style:text-properties officeooo:rsid="001af63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3" text:outline-level="3">🔹 <text:span text:style-name="Strong_20_Emphasis">1. Condicionantes instintivos / biológicos</text:span></text:h>
      <text:p text:style-name="Text_20_body">Impulsos automáticos basados en la evolución, que muchas veces actúan sin nuestra conciencia.</text:p>
      <text:list xml:id="list2777733197" text:style-name="L1">
        <text:list-item>
          <text:p text:style-name="P1"><text:span text:style-name="Strong_20_Emphasis">Asociamos lo bello con lo bueno:</text:span> “Si es bonito, debe ser correcto o confiable.” (ej. una persona atractiva nos parece más confiable).</text:p>
        </text:list-item>
        <text:list-item>
          <text:p text:style-name="P1"><text:span text:style-name="Strong_20_Emphasis">El miedo indica peligro real:</text:span> “Si me asusta, debe ser malo.” (ej. temer lo desconocido solo por serlo).</text:p>
        </text:list-item>
        <text:list-item>
          <text:p text:style-name="P1"><text:span text:style-name="Strong_20_Emphasis">Lo familiar es seguro:</text:span> “Siempre se hizo así.” (ej. desconfiar de una nueva tecnología).</text:p>
        </text:list-item>
        <text:list-item>
          <text:p text:style-name="P1"><text:span text:style-name="Strong_20_Emphasis">Lo que duele debe evitarse:</text:span> evitamos pensamientos o ideas que generan incomodidad física o emocional.</text:p>
        </text:list-item>
        <text:list-item>
          <text:p text:style-name="P1"><text:span text:style-name="Strong_20_Emphasis">Imitamos al grupo:</text:span> nos alineamos con la mayoría sin pensar (efecto manada).</text:p>
        </text:list-item>
        <text:list-item>
          <text:p text:style-name="P1"><text:span text:style-name="Strong_20_Emphasis">El que impone domina:</text:span> confundimos agresividad con liderazgo o autoridad.</text:p>
        </text:list-item>
      </text:list>
      <text:p text:style-name="Horizontal_20_Line"/>
      <text:h text:style-name="Heading_20_3" text:outline-level="3">🔹 <text:span text:style-name="Strong_20_Emphasis">2. Condicionantes perceptuales / sensoriales</text:span></text:h>
      <text:p text:style-name="Text_20_body">Limitaciones de nuestros sentidos y mecanismos de percepción.</text:p>
      <text:list xml:id="list2179589542" text:style-name="L2">
        <text:list-item>
          <text:p text:style-name="P2"><text:span text:style-name="Strong_20_Emphasis">Sentidos limitados:</text:span> no vemos radiación, ultrasonidos, ni detectamos campos magnéticos como otros animales.</text:p>
        </text:list-item>
        <text:list-item>
          <text:p text:style-name="P2"><text:span text:style-name="Strong_20_Emphasis">La mente completa lo que no ve:</text:span> vemos caras en las nubes (pareidolia).</text:p>
        </text:list-item>
        <text:list-item>
          <text:p text:style-name="P2"><text:span text:style-name="Strong_20_Emphasis">Contexto altera percepción:</text:span> una línea puede parecer más larga según su entorno (ilusiones ópticas).</text:p>
        </text:list-item>
        <text:list-item>
          <text:p text:style-name="P2"><text:span text:style-name="Strong_20_Emphasis">Conflicto sensorial:</text:span> un sonido puede hacernos “ver” algo distinto (efecto McGurk).</text:p>
        </text:list-item>
        <text:list-item>
          <text:p text:style-name="P2"><text:span text:style-name="Strong_20_Emphasis">Focalización:</text:span> prestamos atención selectiva y perdemos el resto (ej. “experimento del gorila invisible”).</text:p>
        </text:list-item>
      </text:list>
      <text:p text:style-name="Horizontal_20_Line"/>
      <text:h text:style-name="Heading_20_3" text:outline-level="3">🔹 <text:span text:style-name="Strong_20_Emphasis">3. Condicionantes psicológicos / emocionales</text:span></text:h>
      <text:p text:style-name="Text_20_body">Derivan de nuestras emociones, mecanismos de defensa y necesidades del ego.</text:p>
      <text:list xml:id="list4236305600" text:style-name="L3">
        <text:list-item>
          <text:p text:style-name="P3"><text:span text:style-name="Strong_20_Emphasis">Negación del error propio:</text:span> “Yo no me equivoco.”</text:p>
        </text:list-item>
        <text:list-item>
          <text:p text:style-name="P3"><text:span text:style-name="Strong_20_Emphasis">Deseo que algo sea cierto:</text:span> creemos lo que nos conviene emocionalmente.</text:p>
        </text:list-item>
        <text:list-item>
          <text:p text:style-name="P3"><text:span text:style-name="Strong_20_Emphasis">Proyección:</text:span> atribuimos a otros lo que sentimos o tememos.</text:p>
        </text:list-item>
        <text:list-item>
          <text:p text:style-name="P3"><text:span text:style-name="Strong_20_Emphasis">Pensamiento-emoción-facto:</text:span> “Si me enoja, debe ser injusto.”</text:p>
        </text:list-item>
        <text:list-item>
          <text:p text:style-name="P3"><text:span text:style-name="Strong_20_Emphasis">Disonancia cognitiva:</text:span> ajustamos nuestras creencias para reducir el malestar interno.</text:p>
        </text:list-item>
      </text:list>
      <text:p text:style-name="Horizontal_20_Line"><text:soft-page-break/></text:p>
      <text:h text:style-name="Heading_20_3" text:outline-level="3">🔹 <text:span text:style-name="Strong_20_Emphasis">4. Condicionantes culturales / sociales</text:span></text:h>
      <text:p text:style-name="Text_20_body">Normas, valores y estructuras que adoptamos sin analizar.</text:p>
      <text:list xml:id="list1253938942" text:style-name="L4">
        <text:list-item>
          <text:p text:style-name="P4"><text:span text:style-name="Strong_20_Emphasis">Lo cree todo el mundo:</text:span> “Debe ser cierto.” (efecto de mayoría).</text:p>
        </text:list-item>
        <text:list-item>
          <text:p text:style-name="P4"><text:span text:style-name="Strong_20_Emphasis">La autoridad no se cuestiona:</text:span> obedecemos sin pensar.</text:p>
        </text:list-item>
        <text:list-item>
          <text:p text:style-name="P4"><text:span text:style-name="Strong_20_Emphasis">Roles de género / edad / clase:</text:span> “Eso no es propio de una mujer/un niño/un pobre.”</text:p>
        </text:list-item>
        <text:list-item>
          <text:p text:style-name="P4"><text:span text:style-name="Strong_20_Emphasis">Lo legal es lo moral:</text:span> confundimos ley con ética.</text:p>
        </text:list-item>
        <text:list-item>
          <text:p text:style-name="P4"><text:span text:style-name="Strong_20_Emphasis">El prestigio otorga verdad:</text:span> si lo dice alguien famoso, debe ser verdad.</text:p>
        </text:list-item>
      </text:list>
      <text:p text:style-name="Horizontal_20_Line"/>
      <text:h text:style-name="Heading_20_3" text:outline-level="3">🔹 <text:span text:style-name="Strong_20_Emphasis">5. Condicionantes personales / motivacionales</text:span></text:h>
      <text:p text:style-name="Text_20_body">Nacidos de nuestras metas, deseos, temores o identidad.</text:p>
      <text:list xml:id="list3116771591" text:style-name="L5">
        <text:list-item>
          <text:p text:style-name="P5"><text:span text:style-name="Strong_20_Emphasis">Veo lo que quiero ver:</text:span> filtro selectivo.</text:p>
        </text:list-item>
        <text:list-item>
          <text:p text:style-name="P5"><text:span text:style-name="Strong_20_Emphasis">Rechazo lo que amenaza mi identidad:</text:span> negamos verdades incómodas.</text:p>
        </text:list-item>
        <text:list-item>
          <text:p text:style-name="P5"><text:span text:style-name="Strong_20_Emphasis">Deseo = derecho:</text:span> “Lo quiero, luego lo merezco.”</text:p>
        </text:list-item>
        <text:list-item>
          <text:p text:style-name="P5"><text:span text:style-name="Strong_20_Emphasis">Conveniencia personal:</text:span> creemos lo que favorece nuestros intereses.</text:p>
        </text:list-item>
        <text:list-item>
          <text:p text:style-name="P5"><text:span text:style-name="Strong_20_Emphasis">Busco sentido donde no lo hay:</text:span> preferimos explicaciones falsas a la incertidumbre.</text:p>
        </text:list-item>
      </text:list>
      <text:p text:style-name="Horizontal_20_Line"/>
      <text:h text:style-name="Heading_20_3" text:outline-level="3">🔹 <text:span text:style-name="Strong_20_Emphasis">6. Condicionantes lógicos / cognitivos</text:span></text:h>
      <text:p text:style-name="Text_20_body">Errores en el razonamiento, muchas veces sutiles y difíciles de detectar.</text:p>
      <text:list xml:id="list2244499051" text:style-name="L6">
        <text:list-item>
          <text:p text:style-name="P6"><text:span text:style-name="Strong_20_Emphasis">Post hoc ergo propter hoc:</text:span> “Si A ocurrió antes que B, A causó B.”</text:p>
        </text:list-item>
        <text:list-item>
          <text:p text:style-name="P6"><text:span text:style-name="Strong_20_Emphasis">Falso dilema:</text:span> blanco o negro<text:span text:style-name="T1">, pensamiento binario</text:span>, sin matices.</text:p>
        </text:list-item>
        <text:list-item>
          <text:p text:style-name="P6"><text:span text:style-name="Strong_20_Emphasis">Confundimos correlación con causalidad:</text:span><text:span text:style-name="T1"> dos cosas pasan juntas, creemos que una causa la otra</text:span>.</text:p>
        </text:list-item>
        <text:list-item>
          <text:p text:style-name="P6"><text:span text:style-name="Strong_20_Emphasis">Exceso de simplificación:</text:span> lo complejo se reduce a una sola causa.</text:p>
        </text:list-item>
        <text:list-item>
          <text:p text:style-name="P6"><text:span text:style-name="Strong_20_Emphasis">Representatividad mental:</text:span> creemos en estereotipos (ej. “un programador debe parecer nerd”).</text:p>
        </text:list-item>
        <text:list-item>
          <text:p text:style-name="P6"><text:span text:style-name="Strong_20_Emphasis">Confianza excesiva en patrones:</text:span> vemos relaciones donde no las hay (apofenia).</text:p>
        </text:list-item>
      </text:list>
      <text:p text:style-name="Horizontal_20_Line"/>
      <text:h text:style-name="Heading_20_3" text:outline-level="3">🔹 (Opcional) <text:span text:style-name="Strong_20_Emphasis">7. Condicionantes lingüísticos / simbólicos</text:span></text:h>
      <text:p text:style-name="Text_20_body">El lenguaje y los símbolos que usamos también moldean el pensamiento.</text:p>
      <text:list xml:id="list3261683912" text:style-name="L7">
        <text:list-item>
          <text:p text:style-name="P7"><text:soft-page-break/><text:span text:style-name="Strong_20_Emphasis">Palabras que ocultan realidades:</text:span> “daño colateral” en vez de “muerte de civiles”.</text:p>
        </text:list-item>
        <text:list-item>
          <text:p text:style-name="P7"><text:span text:style-name="Strong_20_Emphasis">El lenguaje determina el pensamiento:</text:span> ciertas culturas no tienen palabras para “izquierda” o “futuro”.</text:p>
        </text:list-item>
        <text:list-item>
          <text:p text:style-name="P7"><text:span text:style-name="Strong_20_Emphasis">Etiqueta = realidad:</text:span> si llamamos a algo “progreso”, asumimos que es bueno.</text:p>
        </text:list-item>
        <text:list-item>
          <text:p text:style-name="P7"><text:span text:style-name="Strong_20_Emphasis">El marco conceptual moldea la idea:</text:span> no es lo mismo decir “impuestos” que “contribución social”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31T10:20:21.824000000</meta:creation-date>
    <dc:date>2025-05-31T10:32:34.319000000</dc:date>
    <meta:editing-duration>PT2M2S</meta:editing-duration>
    <meta:editing-cycles>1</meta:editing-cycles>
    <meta:document-statistic meta:table-count="0" meta:image-count="0" meta:object-count="0" meta:page-count="3" meta:paragraph-count="50" meta:word-count="572" meta:character-count="3607" meta:non-whitespace-character-count="3121"/>
    <meta:generator>LibreOffice/7.3.5.2$Windows_X86_64 LibreOffice_project/184fe81b8c8c30d8b5082578aee2fed2ea847c01</meta:generator>
  </office:meta>
</office:document-meta>
</file>